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216212" officeooo:paragraph-rsid="00216212"/>
    </style:style>
    <style:style style:name="P8" style:family="paragraph" style:parent-style-name="Text_20_body">
      <style:text-properties fo:language="en" fo:country="US" officeooo:rsid="00190700" officeooo:paragraph-rsid="00190700"/>
    </style:style>
    <style:style style:name="P9" style:family="paragraph" style:parent-style-name="Text_20_body">
      <style:text-properties fo:language="en" fo:country="US" officeooo:rsid="00190700" officeooo:paragraph-rsid="0019cca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b53b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7" style:family="paragraph" style:parent-style-name="Titulo">
      <style:text-properties fo:font-variant="normal" fo:text-transform="none" fo:language="en" fo:country="US"/>
    </style:style>
    <style:style style:name="P1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b53be" style:text-blinking="false" fo:background-color="transparent" loext:padding="0cm" loext:border="none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alibri" fo:font-size="12pt" fo:language="en" fo:country="US" officeooo:paragraph-rsid="002b53be" style:font-size-asian="12pt" style:font-size-complex="12pt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b53be" style:font-size-asian="12pt" style:font-size-complex="12pt"/>
    </style:style>
    <style:style style:name="P22" style:family="paragraph" style:parent-style-name="Standard">
      <style:text-properties style:font-name="Calibri" fo:font-size="12pt" officeooo:paragraph-rsid="002b53be" style:font-size-asian="12pt" style:font-size-complex="12pt"/>
    </style:style>
    <style:style style:name="P2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6" style:family="paragraph" style:parent-style-name="Standard">
      <style:text-properties officeooo:paragraph-rsid="002b53b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b53be" style:font-size-asian="24pt" style:font-weight-asian="bold" style:font-size-complex="24pt" style:font-weight-complex="bold"/>
    </style:style>
    <style:style style:name="P28" style:family="paragraph" style:parent-style-name="Standard" style:master-page-name="First_20_Page">
      <style:paragraph-properties style:page-number="auto"/>
      <style:text-properties officeooo:paragraph-rsid="002b53be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Titulo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rsid="00190700" officeooo:paragraph-rsid="00190700"/>
    </style:style>
    <style:style style:name="P34" style:family="paragraph" style:parent-style-name="Text_20_body" style:list-style-name="L1">
      <style:text-properties fo:language="en" fo:country="US" officeooo:rsid="00190700" officeooo:paragraph-rsid="00190700"/>
    </style:style>
    <style:style style:name="P35" style:family="paragraph" style:parent-style-name="Text_20_body" style:list-style-name="L1">
      <style:text-properties fo:language="en" fo:country="US" officeooo:rsid="0019ccae" officeooo:paragraph-rsid="0019ccae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e188c"/>
    </style:style>
    <style:style style:name="T3" style:family="text">
      <style:text-properties fo:color="#999966" loext:opacity="100%" officeooo:rsid="002f404b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b53be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98030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9" style:family="text">
      <style:text-properties officeooo:rsid="0019ccae"/>
    </style:style>
    <style:style style:name="T20" style:family="text">
      <style:text-properties officeooo:rsid="00257a68"/>
    </style:style>
    <style:style style:name="T21" style:family="text">
      <style:text-properties officeooo:rsid="002a428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9ccae" style:font-style-asian="italic" style:font-style-complex="italic"/>
    </style:style>
    <style:style style:name="T2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5" style:family="text">
      <style:text-properties fo:color="#1155cc" loext:opacity="100%" style:text-underline-style="solid" style:text-underline-width="auto" style:text-underline-color="font-color"/>
    </style:style>
    <style:style style:name="T26" style:family="text">
      <style:text-properties officeooo:rsid="002332ea"/>
    </style:style>
    <style:style style:name="T27" style:family="text">
      <style:text-properties officeooo:rsid="001f1a79"/>
    </style:style>
    <style:style style:name="T28" style:family="text">
      <style:text-properties officeooo:rsid="002e188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8"/>
      <text:p text:style-name="P26"/>
      <text:p text:style-name="P26"/>
      <text:p text:style-name="P26"/>
      <text:p text:style-name="P27"><text:span text:style-name="T8">Computer Systems – </text:span><text:span text:style-name="T9">Activities 1</text:span><text:span text:style-name="T10"><text:line-break/></text:span><text:span text:style-name="T11">UD </text:span><text:span text:style-name="T12">12</text:span><text:span text:style-name="T11">. </text:span><text:span text:style-name="T24"><text:user-field-get text:name="Tema">Scripting</text:user-field-get></text:span></text:p>
      <text:p text:style-name="P1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5">s</text:span></text:a></text:p>
      <text:p text:style-name="P13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6">20<text:span text:style-name="T26">22</text:span>/20<text:span text:style-name="T27">2</text:span><text:span text:style-name="T26">3</text:span></text:p>
      <text:p text:style-name="P21"><text:tab/><text:tab/><text:tab/><text:tab/><text:tab/><text:tab/><text:tab/><text:tab/><text:tab/><text:tab/>Versión:<text:date style:data-style-name="N105" text:date-value="2022-07-29T21:13:13.540999805">220729</text:date>.<text:time style:data-style-name="N104" text:time-value="2022-07-29T21:13:13.541999976">2113</text:time></text:p>
      <text:p text:style-name="P22"/>
      <text:p text:style-name="P20"/>
      <text:p text:style-name="P5"/>
      <text:p text:style-name="P29"/>
      <text:p text:style-name="P25">Licencia</text:p>
      <text:p text:style-name="P5"/>
      <text:p text:style-name="P2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3"/>
      <text:p text:style-name="P23"><text:s/></text:p>
      <text:p text:style-name="P25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5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P6"/>
      <text:p text:style-name="P10"><text:span text:style-name="T5"> </text:span>Atención. Hace referencia a un tipo de actividad donde los alumnos suelen cometer equivocaciones. </text:p>
      <text:p text:style-name="P10"/>
      <text:p text:style-name="P10"/>
      <text:h text:style-name="P31" text:outline-level="1" text:is-list-header="true"/>
      <text:p text:style-name="P5"/>
      <text:p text:style-name="P5"/>
      <text:p text:style-name="P5"/>
      <text:p text:style-name="P30">UD0<text:user-field-get text:name="NumeroTema">12</text:user-field-get>. <text:user-field-get text:name="Tema">Scripting</text:user-field-get></text:p>
      <text:p text:style-name="P17">Activities</text:p>
      <text:p text:style-name="P7">Use forums to ask questions or help your classmates :)</text:p>
      <text:h text:style-name="P32" text:outline-level="2">Activity 1</text:h>
      <text:p text:style-name="P8">a) Create <text:span text:style-name="T28">a</text:span> script that creates in current directory 70 folders numbered from 00 to 70. The numbers with one digit should contain a 0 on the left.</text:p>
      <text:p text:style-name="P8">b) Create a script that ask<text:span text:style-name="T21">s</text:span> if a forum is good or bad, asking it using keyboard. It has to repeat the question until the user writes <text:span text:style-name="T22">GOOD</text:span>.</text:p>
      <text:p text:style-name="P8">c) Create a calculator that let you to select an operation (add, <text:span text:style-name="T20">subtract</text:span>, multiply or divide) and let you to enter two operands. At the end it will display the result of the <text:span text:style-name="T20">operation.</text:span></text:p>
      <text:h text:style-name="P33" text:outline-level="2">Activity 2</text:h>
      <text:p text:style-name="P9">Create a program to check if <text:span text:style-name="T19">h</text:span>otel rooms are available <text:span text:style-name="T19">(they are empty)</text:span> or not <text:span text:style-name="T19">(there is a guest in the room)</text:span>. <text:span text:style-name="T19">Also available rooms can be </text:span><text:span text:style-name="T23">clean </text:span><text:span text:style-name="T19">or </text:span><text:span text:style-name="T23">not clean</text:span><text:span text:style-name="T19">.</text:span></text:p>
      <text:p text:style-name="P9"><text:span text:style-name="T19">Our hotel has 100 rooms.</text:span> </text:p>
      <text:p text:style-name="P8"><text:span text:style-name="T19">In a loop, t</text:span>he program will <text:span text:style-name="T19">ask a room number and then will display</text:span> a menu with those options:</text:p>
      <text:list xml:id="list533669425" text:style-name="L1">
        <text:list-item>
          <text:p text:style-name="P34"><text:span text:style-name="T19">Check is a room is available or not</text:span>.</text:p>
        </text:list-item>
        <text:list-item>
          <text:p text:style-name="P34"><text:span text:style-name="T19">Check is an available room is cleaned or not</text:span>.</text:p>
        </text:list-item>
        <text:list-item>
          <text:p text:style-name="P34"><text:span text:style-name="T19">Set </text:span><text:span text:style-name="T23">not available</text:span><text:span text:style-name="T19"> a </text:span><text:span text:style-name="T23">clean and available room</text:span>.</text:p>
        </text:list-item>
        <text:list-item>
          <text:p text:style-name="P35">Set <text:span text:style-name="T22">available</text:span> and <text:span text:style-name="T22">not clean</text:span> to a <text:span text:style-name="T22">not available room</text:span></text:p>
        </text:list-item>
        <text:list-item>
          <text:p text:style-name="P34"><text:span text:style-name="T19">Set </text:span><text:span text:style-name="T23">cleaned</text:span><text:span text:style-name="T19"> a </text:span><text:span text:style-name="T23">not cleaned</text:span><text:span text:style-name="T19"> room</text:span>.</text:p>
        </text:list-item>
        <text:list-item>
          <text:p text:style-name="P35">Exit program.</text:p>
        </text:list-item>
      </text:list>
      <text:p text:style-name="P11">If an operation can not be performed, our program have to show an error.</text:p>
      <text:p text:style-name="P11"/>
      <text:p text:style-name="P12"><text:span text:style-name="T14">The program </text:span><text:span text:style-name="T17">has to be </text:span><text:span text:style-name="T18">persistent</text:span><text:span text:style-name="T14"> (if you run again the program, configuration changes should remain).</text:span></text:p>
      <text:p text:style-name="P12"><text:span text:style-name="T16">Tip</text:span><text:span text:style-name="T14">: you can create/delete files/directory and </text:span><text:span text:style-name="T15">check</text:span><text:span text:style-name="T14"> if they exist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f404b"/>
    </style:style>
    <style:style style:name="MT3" style:family="text">
      <style:text-properties fo:color="#999966" loext:opacity="100%" officeooo:rsid="002e188c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3M43S</meta:editing-duration>
    <meta:editing-cycles>31</meta:editing-cycles>
    <meta:generator>LibreOffice/7.3.2.2$Windows_X86_64 LibreOffice_project/49f2b1bff42cfccbd8f788c8dc32c1c309559be0</meta:generator>
    <meta:initial-creator>Alfredo Oltra Orengo</meta:initial-creator>
    <dc:date>2022-07-29T21:13:13.353000000</dc:date>
    <meta:print-date>2017-04-16T08:07:47.448000000</meta:print-date>
    <meta:document-statistic meta:table-count="0" meta:image-count="2" meta:object-count="0" meta:page-count="3" meta:paragraph-count="39" meta:word-count="404" meta:character-count="2353" meta:non-whitespace-character-count="1969"/>
  </office:meta>
</office:document-meta>
</file>